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6925in"/>
    </style:style>
    <style:style style:name="co5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61"/>
    <style:style style:name="ce7" style:family="table-cell" style:parent-style-name="Default" style:data-style-name="N61">
      <style:text-properties fo:color="#c9211e" fo:font-weight="bold" style:font-weight-asian="bold" style:font-weight-complex="bold"/>
    </style:style>
    <style:style style:name="ce12" style:family="table-cell" style:parent-style-name="Default" style:data-style-name="N122"/>
    <style:style style:name="ce10" style:family="table-cell" style:parent-style-name="Default" style:data-style-name="N2"/>
    <style:style style:name="ce5" style:family="table-cell" style:parent-style-name="Default"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7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5"/>
          <table:table-cell table:formula="of:=LN([.C4])" office:value-type="float" office:value="24.8176103991685" calcext:value-type="float">
            <text:p>24.8176103991685</text:p>
          </table:table-cell>
          <table:table-cell table:formula="of:=LOG([.C4])" office:value-type="float" office:value="10.7781512503836" calcext:value-type="float">
            <text:p>10.7781512503836</text:p>
          </table:table-cell>
          <table:table-cell table:style-name="ce4" office:value-type="float" office:value="20000000000" calcext:value-type="float">
            <text:p>20000000000</text:p>
          </table:table-cell>
          <table:table-cell table:formula="of:=LN([.M4])" office:value-type="float" office:value="23.7189981105004" calcext:value-type="float">
            <text:p>23.7189981105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11"/>
          <table:table-cell table:style-name="ce9" office:value-type="float" office:value="0.000000472027808" calcext:value-type="float">
            <text:p>4.72E-07</text:p>
          </table:table-cell>
          <table:table-cell table:formula="of:=LN([.Q6])" office:value-type="float" office:value="-14.5662279378421" calcext:value-type="float">
            <text:p>-14.5662279378421</text:p>
          </table:table-cell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11"/>
          <table:table-cell table:style-name="ce9" office:value-type="float" office:value="12728309000" calcext:value-type="float">
            <text:p>1.27E+10</text:p>
          </table:table-cell>
          <table:table-cell table:formula="of:=LN([.Q7])" office:value-type="float" office:value="23.2670944048714" calcext:value-type="float">
            <text:p>23.2670944048714</text:p>
          </table:table-cell>
        </table:table-row>
        <table:table-row table:style-name="ro1">
          <table:table-cell office:value-type="string" calcext:value-type="string">
            <text:p>initial stress x</text:p>
          </table:table-cell>
          <table:table-cell table:number-columns-repeated="8"/>
          <table:table-cell table:style-name="ce9" office:value-type="float" office:value="45000000" calcext:value-type="float">
            <text:p>4.50E+07</text:p>
          </table:table-cell>
          <table:table-cell table:formula="of:=LN([.J8])" office:value-type="float" office:value="17.6221730477346" calcext:value-type="float">
            <text:p>17.6221730477346</text:p>
          </table:table-cell>
          <table:table-cell table:formula="of:=LOG([.J8])" office:value-type="float" office:value="7.65321251377534" calcext:value-type="float">
            <text:p>7.65321251377534</text:p>
          </table:table-cell>
          <table:table-cell table:number-columns-repeated="4"/>
          <table:table-cell table:style-name="ce9" office:value-type="float" office:value="56818698.7" calcext:value-type="float">
            <text:p>5.68E+07</text:p>
          </table:table-cell>
          <table:table-cell table:formula="of:=LN([.Q8])" office:value-type="float" office:value="17.8553760319809" calcext:value-type="float">
            <text:p>17.8553760319809</text:p>
          </table:table-cell>
        </table:table-row>
        <table:table-row table:style-name="ro1">
          <table:table-cell office:value-type="string" calcext:value-type="string">
            <text:p>initial stress y</text:p>
          </table:table-cell>
          <table:table-cell table:number-columns-repeated="8"/>
          <table:table-cell table:style-name="ce9" office:value-type="float" office:value="11000000" calcext:value-type="float">
            <text:p>1.10E+07</text:p>
          </table:table-cell>
          <table:table-cell table:formula="of:=LN([.J9])" office:value-type="float" office:value="16.2134058307626" calcext:value-type="float">
            <text:p>16.2134058307626</text:p>
          </table:table-cell>
          <table:table-cell table:formula="of:=LOG([.J9])" office:value-type="float" office:value="7.04139268515823" calcext:value-type="float">
            <text:p>7.04139268515823</text:p>
          </table:table-cell>
          <table:table-cell table:number-columns-repeated="4"/>
          <table:table-cell table:style-name="ce9" office:value-type="float" office:value="3.35743852E-022" calcext:value-type="float">
            <text:p>3.36E-22</text:p>
          </table:table-cell>
          <table:table-cell table:formula="of:=LN([.Q9])" office:value-type="float" office:value="-49.4456937078649" calcext:value-type="float">
            <text:p>-49.4456937078649</text:p>
          </table:table-cell>
        </table:table-row>
        <table:table-row table:style-name="ro1">
          <table:table-cell table:number-columns-repeated="16"/>
          <table:table-cell table:style-name="ce9" office:value-type="float" office:value="2.01084304E-015" calcext:value-type="float">
            <text:p>2.01E-15</text:p>
          </table:table-cell>
          <table:table-cell table:formula="of:=LN([.Q10])" office:value-type="float" office:value="-33.8402223378873" calcext:value-type="float">
            <text:p>-33.8402223378873</text:p>
          </table:table-cell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8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11"/>
          <table:table-cell table:style-name="ce9" office:value-type="float" office:value="0.00000195490893" calcext:value-type="float">
            <text:p>1.95E-06</text:p>
          </table:table-cell>
          <table:table-cell table:formula="of:=LN([.Q11])" office:value-type="float" office:value="-13.1451669487322" calcext:value-type="float">
            <text:p>-13.1451669487322</text:p>
          </table:table-cell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8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11"/>
          <table:table-cell table:style-name="ce9" office:value-type="float" office:value="0.00000224315764" calcext:value-type="float">
            <text:p>2.24E-06</text:p>
          </table:table-cell>
          <table:table-cell table:formula="of:=LN([.Q12])" office:value-type="float" office:value="-13.007626024022" calcext:value-type="float">
            <text:p>-13.007626024022</text:p>
          </table:table-cell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9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, 4.4 by Sta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9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8" table:formula="of:=[.C17]*[.C11]*[.C12]/[.C16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5"/>
          <table:table-cell table:formula="of:=LN([.C18])" office:value-type="float" office:value="-32.7661997450994" calcext:value-type="float">
            <text:p>-32.7661997450994</text:p>
          </table:table-cell>
          <table:table-cell table:formula="of:=LOG([.C18])" office:value-type="float" office:value="-14.2301797422364" calcext:value-type="float">
            <text:p>-14.2301797422364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1]*[.C12]*([.C13]+[.C15]*[.C14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5]*[.C14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[.C23]-[.C15])*(1-[.C23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]+[.C25]" office:value-type="float" office:value="0.000000000007432" calcext:value-type="float">
            <text:p>7.432E-1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[.C11]*[.C12]*[.C26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6"/>
          <table:table-cell table:formula="of:=LN([.C27])" office:value-type="float" office:value="-16.4340685618576" calcext:value-type="float">
            <text:p>-16.4340685618576</text:p>
          </table:table-cell>
          <table:table-cell table:formula="of:=LOG([.C27])" office:value-type="float" office:value="-7.13722529163447" calcext:value-type="float">
            <text:p>-7.13722529163447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3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9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C25]/[.C30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*red values are input for Flow123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nlinear conductivit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erm_kr</text:p>
          </table:table-cell>
          <table:table-cell table:style-name="ce9" office:value-type="float" office:value="6E-022" calcext:value-type="float">
            <text:p>6.00E-22</text:p>
          </table:table-cell>
          <table:table-cell table:number-columns-repeated="7"/>
          <table:table-cell table:formula="of:=LN([.C38])" office:value-type="float" office:value="-48.865112576641" calcext:value-type="float">
            <text:p>-48.865112576641</text:p>
          </table:table-cell>
          <table:table-cell table:formula="of:=LOG([.C38])" office:value-type="float" office:value="-21.2218487496164" calcext:value-type="float">
            <text:p>-21.2218487496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km</text:p>
          </table:table-cell>
          <table:table-cell table:style-name="ce9" office:value-type="float" office:value="8E-017" calcext:value-type="float">
            <text:p>8.00E-17</text:p>
          </table:table-cell>
          <table:table-cell table:number-columns-repeated="7"/>
          <table:table-cell table:formula="of:=LN([.C39])" office:value-type="float" office:value="-37.0645050392189" calcext:value-type="float">
            <text:p>-37.0645050392189</text:p>
          </table:table-cell>
          <table:table-cell table:formula="of:=LOG([.C39])" office:value-type="float" office:value="-16.0969100130081" calcext:value-type="float">
            <text:p>-16.09691001300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beta</text:p>
          </table:table-cell>
          <table:table-cell table:style-name="ce9" office:value-type="float" office:value="0.0000004" calcext:value-type="float">
            <text:p>4.00E-07</text:p>
          </table:table-cell>
          <table:table-cell table:number-columns-repeated="7"/>
          <table:table-cell table:formula="of:=LN([.C40])" office:value-type="float" office:value="-14.7318012898384" calcext:value-type="float">
            <text:p>-14.7318012898384</text:p>
          </table:table-cell>
          <table:table-cell table:formula="of:=LOG([.C40])" office:value-type="float" office:value="-6.39794000867204" calcext:value-type="float">
            <text:p>-6.397940008672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gamma</text:p>
          </table:table-cell>
          <table:table-cell table:style-name="ce9" office:value-type="float" office:value="0.0000003" calcext:value-type="float">
            <text:p>3.00E-07</text:p>
          </table:table-cell>
          <table:table-cell table:number-columns-repeated="7"/>
          <table:table-cell table:formula="of:=LN([.C41])" office:value-type="float" office:value="-15.0194833622902" calcext:value-type="float">
            <text:p>-15.0194833622902</text:p>
          </table:table-cell>
          <table:table-cell table:formula="of:=LOG([.C41])" office:value-type="float" office:value="-6.52287874528034" calcext:value-type="float">
            <text:p>-6.52287874528034</text:p>
          </table:table-cell>
          <table:table-cell table:number-columns-repeated="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52]/60" office:value-type="float" office:value="20" calcext:value-type="float">
            <text:p>20</text:p>
          </table:table-cell>
          <table:table-cell table:formula="of:=[.C52]/60" office:value-type="float" office:value="0.333333333333333" calcext:value-type="float">
            <text:p>0.33333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53]/60" office:value-type="float" office:value="40" calcext:value-type="float">
            <text:p>40</text:p>
          </table:table-cell>
          <table:table-cell table:formula="of:=[.C53]/60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54]/60" office:value-type="float" office:value="60" calcext:value-type="float">
            <text:p>60</text:p>
          </table:table-cell>
          <table:table-cell table:formula="of:=[.C54]/6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2:.B54])" office:value-type="float" office:value="7200" calcext:value-type="float">
            <text:p>7200</text:p>
          </table:table-cell>
          <table:table-cell table:formula="of:=SUM([.C52:.C54])" office:value-type="float" office:value="120" calcext:value-type="float">
            <text:p>120</text:p>
          </table:table-cell>
          <table:table-cell table:formula="of:=SUM([.D52:.D54])"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8" office:value-type="string" calcext:value-type="string">
            <text:p>BP Simunek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N(x)</text:p>
          </table:table-cell>
          <table:table-cell table:style-name="ce1" office:value-type="string" calcext:value-type="string">
            <text:p>LOG(x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oung modulus</text:p>
          </table:table-cell>
          <table:table-cell table:style-name="ce9" office:value-type="float" office:value="60000000000" calcext:value-type="float">
            <text:p>6.00E+10</text:p>
          </table:table-cell>
          <table:table-cell table:formula="of:=LN([.B66])" office:value-type="float" office:value="24.8176103991685" calcext:value-type="float">
            <text:p>24.8176103991685</text:p>
          </table:table-cell>
          <table:table-cell table:formula="of:=LOG([.B66])" office:value-type="float" office:value="10.7781512503836" calcext:value-type="float">
            <text:p>10.7781512503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x</text:p>
          </table:table-cell>
          <table:table-cell table:style-name="ce9" office:value-type="float" office:value="45000000" calcext:value-type="float">
            <text:p>4.50E+07</text:p>
          </table:table-cell>
          <table:table-cell table:formula="of:=LN([.B67])" office:value-type="float" office:value="17.6221730477346" calcext:value-type="float">
            <text:p>17.6221730477346</text:p>
          </table:table-cell>
          <table:table-cell table:formula="of:=LOG([.B67])" office:value-type="float" office:value="7.65321251377534" calcext:value-type="float">
            <text:p>7.65321251377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y</text:p>
          </table:table-cell>
          <table:table-cell table:style-name="ce9" office:value-type="float" office:value="11000000" calcext:value-type="float">
            <text:p>1.10E+07</text:p>
          </table:table-cell>
          <table:table-cell table:formula="of:=LN([.B68])" office:value-type="float" office:value="16.2134058307626" calcext:value-type="float">
            <text:p>16.2134058307626</text:p>
          </table:table-cell>
          <table:table-cell table:formula="of:=LOG([.B68])" office:value-type="float" office:value="7.04139268515823" calcext:value-type="float">
            <text:p>7.04139268515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z</text:p>
          </table:table-cell>
          <table:table-cell table:style-name="ce9" office:value-type="float" office:value="60000000" calcext:value-type="float">
            <text:p>6.00E+07</text:p>
          </table:table-cell>
          <table:table-cell table:formula="of:=LN([.B69])" office:value-type="float" office:value="17.9098551201864" calcext:value-type="float">
            <text:p>17.9098551201864</text:p>
          </table:table-cell>
          <table:table-cell table:formula="of:=LOG([.B69])" office:value-type="float" office:value="7.77815125038364" calcext:value-type="float">
            <text:p>7.77815125038364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5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k0</text:p>
          </table:table-cell>
          <table:table-cell table:style-name="ce9" office:value-type="float" office:value="3E-020" calcext:value-type="float">
            <text:p>3.00E-20</text:p>
          </table:table-cell>
          <table:table-cell table:style-name="ce12" table:formula="of:=LN([.B71])" office:value-type="float" office:value="-44.9530895712128" calcext:value-type="float">
            <text:p>-44.9530895712128</text:p>
          </table:table-cell>
          <table:table-cell table:style-name="ce12" table:formula="of:=LOG([.B71])" office:value-type="float" office:value="-19.5228787452803" calcext:value-type="float">
            <text:p>-19.5228787452803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kr</text:p>
          </table:table-cell>
          <table:table-cell table:style-name="ce9" office:value-type="float" office:value="1E-021" calcext:value-type="float">
            <text:p>1.00E-21</text:p>
          </table:table-cell>
          <table:table-cell table:style-name="ce12" table:formula="of:=LN([.B72])" office:value-type="float" office:value="-48.354286952875" calcext:value-type="float">
            <text:p>-48.3542869528750</text:p>
          </table:table-cell>
          <table:table-cell table:style-name="ce12" table:formula="of:=LOG([.B72])" office:value-type="float" office:value="-21" calcext:value-type="float">
            <text:p>-21.0000000000000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epsilon</text:p>
          </table:table-cell>
          <table:table-cell table:style-name="ce9" table:formula="of:=[.B71]/[.B72]" office:value-type="float" office:value="30" calcext:value-type="float">
            <text:p>3.00E+01</text:p>
          </table:table-cell>
          <table:table-cell table:style-name="ce12" table:number-columns-repeated="2"/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office:value-type="float" office:value="1E-016" calcext:value-type="float">
            <text:p>1.00E-16</text:p>
          </table:table-cell>
          <table:table-cell table:style-name="ce12" table:formula="of:=LN([.B74])" office:value-type="float" office:value="-36.8413614879047" calcext:value-type="float">
            <text:p>-36.8413614879047</text:p>
          </table:table-cell>
          <table:table-cell table:style-name="ce12" table:formula="of:=LOG([.B74])" office:value-type="float" office:value="-16" calcext:value-type="float">
            <text:p>-16.00000000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</text:p>
          </table:table-cell>
          <table:table-cell table:style-name="ce9" table:formula="of:=0.00000006*100000000" office:value-type="float" office:value="6" calcext:value-type="float">
            <text:p>6.00E+00</text:p>
          </table:table-cell>
          <table:table-cell table:style-name="ce12" table:formula="of:=LN([.B75])" office:value-type="float" office:value="1.79175946922806" calcext:value-type="float">
            <text:p>1.7917594692281</text:p>
          </table:table-cell>
          <table:table-cell table:style-name="ce12" table:formula="of:=LOG([.B75])" office:value-type="float" office:value="0.778151250383644" calcext:value-type="float">
            <text:p>0.7781512503836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 table:number-rows-repeated="4">
          <table:table-cell/>
          <table:table-cell table:style-name="ce9"/>
          <table:table-cell table:style-name="ce10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09:55:41.898479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4-02-27T16:40:56.816626920</dc:date>
    <meta:editing-duration>PT9H56M47S</meta:editing-duration>
    <meta:editing-cycles>37</meta:editing-cycles>
    <meta:generator>LibreOffice/6.4.7.2$Linux_X86_64 LibreOffice_project/40$Build-2</meta:generator>
    <meta:document-statistic meta:table-count="1" meta:cell-count="178" meta:object-count="0"/>
  </office:meta>
</office:document-meta>
</file>